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EON BUSTILLOS YISENIA TA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6511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5936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EON BUSTILLOS YISENIA TA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6511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5936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05543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2/11/2021</text:p>
          </table:table-cell>
          <table:table-cell table:style-name="Tabla2.A4" office:value-type="string">
            <text:p text:style-name="P22">548671</text:p>
          </table:table-cell>
          <table:table-cell table:style-name="Tabla2.D4" office:value-type="string">
            <text:p text:style-name="P23">2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51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